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sensory_5f_odległości" style:display-name="sensory_odległości" style:family="table">
      <style:table-properties style:width="6.925in" table:align="margins" fo:background-color="transparent">
        <style:background-image/>
      </style:table-properties>
    </style:style>
    <style:style style:name="sensory_5f_odległości.A" style:display-name="sensory_odległości.A" style:family="table-column">
      <style:table-column-properties style:column-width="1.3111in" style:rel-column-width="12410*"/>
    </style:style>
    <style:style style:name="sensory_5f_odległości.B" style:display-name="sensory_odległości.B" style:family="table-column">
      <style:table-column-properties style:column-width="1.0542in" style:rel-column-width="9973*"/>
    </style:style>
    <style:style style:name="sensory_5f_odległości.C" style:display-name="sensory_odległości.C" style:family="table-column">
      <style:table-column-properties style:column-width="1.2806in" style:rel-column-width="12121*"/>
    </style:style>
    <style:style style:name="sensory_5f_odległości.D" style:display-name="sensory_odległości.D" style:family="table-column">
      <style:table-column-properties style:column-width="0.9667in" style:rel-column-width="9145*"/>
    </style:style>
    <style:style style:name="sensory_5f_odległości.E" style:display-name="sensory_odległości.E" style:family="table-column">
      <style:table-column-properties style:column-width="0.9667in" style:rel-column-width="9151*"/>
    </style:style>
    <style:style style:name="sensory_5f_odległości.F" style:display-name="sensory_odległości.F" style:family="table-column">
      <style:table-column-properties style:column-width="1.3458in" style:rel-column-width="12735*"/>
    </style:style>
    <style:style style:name="sensory_5f_odległości.1" style:display-name="sensory_odległości.1" style:family="table-row">
      <style:table-row-properties style:min-row-height="0.25in" fo:background-color="transparent">
        <style:background-image/>
      </style:table-row-properties>
    </style:style>
    <style:style style:name="sensory_5f_odległości.A1" style:display-name="sensory_odległości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sensory_5f_odległości.F1" style:display-name="sensory_odległości.F1" style:family="table-cell">
      <style:table-cell-properties style:vertical-align="middle" fo:padding="0.0201in" fo:border="0.05pt solid #000000" style:writing-mode="page"/>
    </style:style>
    <style:style style:name="sensory_5f_odległości.2" style:display-name="sensory_odległości.2" style:family="table-row">
      <style:table-row-properties style:min-row-height="0.3354in" fo:background-color="transparent">
        <style:background-image/>
      </style:table-row-properties>
    </style:style>
    <style:style style:name="sensory_5f_odległości.A2" style:display-name="sensory_odległości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sensory_5f_odległości.F2" style:display-name="sensory_odległości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sensory_5f_odległości.3" style:display-name="sensory_odległości.3" style:family="table-row">
      <style:table-row-properties fo:background-color="transparent">
        <style:background-image/>
      </style:table-row-properties>
    </style:style>
    <style:style style:name="sensory_5f_odległości.4" style:display-name="sensory_odległości.4" style:family="table-row">
      <style:table-row-properties fo:background-color="transparent">
        <style:background-image/>
      </style:table-row-properties>
    </style:style>
    <style:style style:name="sensory_5f_odległości.5" style:display-name="sensory_odległości.5" style:family="table-row">
      <style:table-row-properties fo:background-color="transparent">
        <style:background-image/>
      </style:table-row-properties>
    </style:style>
    <style:style style:name="sensory_5f_odległości.6" style:display-name="sensory_odległości.6" style:family="table-row">
      <style:table-row-properties fo:background-color="transparent">
        <style:background-image/>
      </style:table-row-properties>
    </style:style>
    <style:style style:name="sensory_5f_odległości.7" style:display-name="sensory_odległości.7" style:family="table-row">
      <style:table-row-properties fo:background-color="transparent">
        <style:background-image/>
      </style:table-row-properties>
    </style:style>
    <style:style style:name="wyswielacze_5f_porownanie" style:display-name="wyswielacze_porownanie" style:family="table">
      <style:table-properties style:width="6.925in" table:align="margins"/>
    </style:style>
    <style:style style:name="wyswielacze_5f_porownanie.A" style:display-name="wyswielacze_porownanie.A" style:family="table-column">
      <style:table-column-properties style:column-width="2.0618in" style:rel-column-width="19512*"/>
    </style:style>
    <style:style style:name="wyswielacze_5f_porownanie.B" style:display-name="wyswielacze_porownanie.B" style:family="table-column">
      <style:table-column-properties style:column-width="1.7063in" style:rel-column-width="16148*"/>
    </style:style>
    <style:style style:name="wyswielacze_5f_porownanie.C" style:display-name="wyswielacze_porownanie.C" style:family="table-column">
      <style:table-column-properties style:column-width="1.0361in" style:rel-column-width="9808*"/>
    </style:style>
    <style:style style:name="wyswielacze_5f_porownanie.D" style:display-name="wyswielacze_porownanie.D" style:family="table-column">
      <style:table-column-properties style:column-width="0.9521in" style:rel-column-width="9007*"/>
    </style:style>
    <style:style style:name="wyswielacze_5f_porownanie.E" style:display-name="wyswielacze_porownanie.E" style:family="table-column">
      <style:table-column-properties style:column-width="1.1688in" style:rel-column-width="11060*"/>
    </style:style>
    <style:style style:name="wyswielacze_5f_porownanie.A1" style:display-name="wyswielacze_porownanie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wyswielacze_5f_porownanie.E1" style:display-name="wyswielacze_porownanie.E1" style:family="table-cell">
      <style:table-cell-properties style:vertical-align="middle" fo:padding="0.0201in" fo:border="0.05pt solid #000000" style:writing-mode="page"/>
    </style:style>
    <style:style style:name="wyswielacze_5f_porownanie.A2" style:display-name="wyswielacze_porownanie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wyswielacze_5f_porownanie.E2" style:display-name="wyswielacze_porownanie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wybor_5f_mikrokontrolera" style:display-name="wybor_mikrokontrolera" style:family="table">
      <style:table-properties style:width="6.925in" table:align="margins"/>
    </style:style>
    <style:style style:name="wybor_5f_mikrokontrolera.A" style:display-name="wybor_mikrokontrolera.A" style:family="table-column">
      <style:table-column-properties style:column-width="1.6028in" style:rel-column-width="2309*"/>
    </style:style>
    <style:style style:name="wybor_5f_mikrokontrolera.B" style:display-name="wybor_mikrokontrolera.B" style:family="table-column">
      <style:table-column-properties style:column-width="0.9528in" style:rel-column-width="1372*"/>
    </style:style>
    <style:style style:name="wybor_5f_mikrokontrolera.C" style:display-name="wybor_mikrokontrolera.C" style:family="table-column">
      <style:table-column-properties style:column-width="1.2542in" style:rel-column-width="1807*"/>
    </style:style>
    <style:style style:name="wybor_5f_mikrokontrolera.D" style:display-name="wybor_mikrokontrolera.D" style:family="table-column">
      <style:table-column-properties style:column-width="1.109in" style:rel-column-width="1597*"/>
    </style:style>
    <style:style style:name="wybor_5f_mikrokontrolera.E" style:display-name="wybor_mikrokontrolera.E" style:family="table-column">
      <style:table-column-properties style:column-width="1.0799in" style:rel-column-width="1555*"/>
    </style:style>
    <style:style style:name="wybor_5f_mikrokontrolera.F" style:display-name="wybor_mikrokontrolera.F" style:family="table-column">
      <style:table-column-properties style:column-width="0.9271in" style:rel-column-width="1335*"/>
    </style:style>
    <style:style style:name="wybor_5f_mikrokontrolera.A1" style:display-name="wybor_mikrokontrolera.A1" style:family="table-cell">
      <style:table-cell-properties fo:padding="0in" fo:border="none" style:writing-mode="page"/>
    </style:style>
    <style:style style:name="wybor_5f_mikrokontrolera.4" style:display-name="wybor_mikrokontrolera.4" style:family="table-row">
      <style:table-row-properties style:min-row-height="0.7396in"/>
    </style:style>
    <style:style style:name="P1" style:family="paragraph" style:parent-style-name="Standard">
      <style:text-properties officeooo:rsid="0009a09c" officeooo:paragraph-rsid="0009a09c"/>
    </style:style>
    <style:style style:name="P2" style:family="paragraph" style:parent-style-name="Table_20_Contents">
      <style:paragraph-properties fo:text-align="center" style:justify-single-word="false"/>
      <style:text-properties officeooo:rsid="000c0926" officeooo:paragraph-rsid="000c0926"/>
    </style:style>
    <style:style style:name="P3" style:family="paragraph" style:parent-style-name="Table_20_Contents">
      <style:paragraph-properties fo:text-align="center" style:justify-single-word="false"/>
      <style:text-properties officeooo:rsid="000c0926" officeooo:paragraph-rsid="000f4a13"/>
    </style:style>
    <style:style style:name="P4" style:family="paragraph" style:parent-style-name="Table_20_Contents">
      <style:paragraph-properties fo:text-align="center" style:justify-single-word="false"/>
      <style:text-properties officeooo:rsid="000e5f9e" officeooo:paragraph-rsid="000e5f9e"/>
    </style:style>
    <style:style style:name="P5" style:family="paragraph" style:parent-style-name="Table_20_Contents">
      <style:paragraph-properties fo:text-align="center" style:justify-single-word="false"/>
      <style:text-properties officeooo:rsid="000f4a13" officeooo:paragraph-rsid="000f4a13"/>
    </style:style>
    <style:style style:name="P6" style:family="paragraph" style:parent-style-name="Text_20_body">
      <style:text-properties officeooo:rsid="00108ec0" officeooo:paragraph-rsid="00108ec0"/>
    </style:style>
    <style:style style:name="P7" style:family="paragraph" style:parent-style-name="Table_20_Contents">
      <style:paragraph-properties fo:text-align="center" style:justify-single-word="false"/>
      <style:text-properties officeooo:rsid="00108ec0" officeooo:paragraph-rsid="00108ec0"/>
    </style:style>
    <style:style style:name="P8" style:family="paragraph" style:parent-style-name="Text_20_body">
      <style:text-properties officeooo:rsid="00088cd8" officeooo:paragraph-rsid="00088cd8"/>
    </style:style>
    <style:style style:name="P9" style:family="paragraph" style:parent-style-name="Text_20_body">
      <style:text-properties officeooo:rsid="000b12ab" officeooo:paragraph-rsid="000b12ab"/>
    </style:style>
    <style:style style:name="P10" style:family="paragraph" style:parent-style-name="Text_20_body">
      <style:paragraph-properties fo:text-align="center" style:justify-single-word="false"/>
      <style:text-properties style:font-name="Noto Serif" fo:font-size="12pt" fo:font-weight="normal" officeooo:rsid="000e5f9e" officeooo:paragraph-rsid="000e5f9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oto Serif" fo:font-size="12pt" officeooo:paragraph-rsid="000c851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19abf" officeooo:paragraph-rsid="00119abf"/>
    </style:style>
    <style:style style:name="P13" style:family="paragraph" style:parent-style-name="Text_20_body">
      <style:text-properties officeooo:rsid="00119abf" officeooo:paragraph-rsid="00119abf"/>
    </style:style>
    <style:style style:name="P14" style:family="paragraph" style:parent-style-name="Table_20_Contents">
      <style:paragraph-properties fo:text-align="center" style:justify-single-word="false"/>
      <style:text-properties officeooo:rsid="00113d35" officeooo:paragraph-rsid="00113d35"/>
    </style:style>
    <style:style style:name="P15" style:family="paragraph" style:parent-style-name="Text_20_body">
      <style:text-properties officeooo:rsid="00113d35" officeooo:paragraph-rsid="00113d35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19abf"/>
    </style:style>
    <style:style style:name="P18" style:family="paragraph" style:parent-style-name="Table_20_Contents">
      <style:paragraph-properties fo:text-align="center" style:justify-single-word="false"/>
      <style:text-properties officeooo:rsid="00113e6a" officeooo:paragraph-rsid="00113e6a"/>
    </style:style>
    <style:style style:name="P19" style:family="paragraph" style:parent-style-name="Text_20_body">
      <style:paragraph-properties fo:text-align="center" style:justify-single-word="false"/>
      <style:text-properties officeooo:rsid="00113e6a" officeooo:paragraph-rsid="00113e6a"/>
    </style:style>
    <style:style style:name="P20" style:family="paragraph" style:parent-style-name="Table_20_Contents">
      <style:text-properties officeooo:rsid="0012cb94" officeooo:paragraph-rsid="0012cb94"/>
    </style:style>
    <style:style style:name="P21" style:family="paragraph" style:parent-style-name="Table_20_Contents">
      <style:text-properties officeooo:rsid="0013ee81" officeooo:paragraph-rsid="0013ee81"/>
    </style:style>
    <style:style style:name="P22" style:family="paragraph" style:parent-style-name="Text_20_body">
      <style:text-properties officeooo:rsid="0013ee81" officeooo:paragraph-rsid="0013ee81"/>
    </style:style>
    <style:style style:name="P23" style:family="paragraph" style:parent-style-name="Table_20_Contents">
      <style:text-properties officeooo:rsid="0014834b" officeooo:paragraph-rsid="0014834b"/>
    </style:style>
    <style:style style:name="P24" style:family="paragraph" style:parent-style-name="Table_20_Contents">
      <style:text-properties officeooo:rsid="00154821" officeooo:paragraph-rsid="00154821"/>
    </style:style>
    <style:style style:name="P25" style:family="paragraph" style:parent-style-name="Heading_20_1">
      <style:paragraph-properties fo:text-align="center" style:justify-single-word="false"/>
      <style:text-properties style:font-name="Noto Serif" fo:font-size="12pt" fo:font-weight="normal" officeooo:paragraph-rsid="000c851c" style:font-size-asian="12pt" style:font-weight-asian="normal" style:font-size-complex="12pt" style:font-weight-complex="normal"/>
    </style:style>
    <style:style style:name="P26" style:family="paragraph" style:parent-style-name="Heading_20_1">
      <style:paragraph-properties fo:text-align="center" style:justify-single-word="false"/>
      <style:text-properties style:font-name="Noto Serif" fo:font-size="12pt" fo:font-weight="normal" officeooo:rsid="000e5f9e" officeooo:paragraph-rsid="000e5f9e" style:font-size-asian="12pt" style:font-weight-asian="normal" style:font-size-complex="12pt" style:font-weight-complex="normal"/>
    </style:style>
    <style:style style:name="P27" style:family="paragraph" style:parent-style-name="Heading_20_1">
      <style:paragraph-properties fo:text-align="center" style:justify-single-word="false"/>
      <style:text-properties style:font-name="Noto Serif" fo:font-size="12pt" fo:font-weight="normal" officeooo:rsid="00113e6a" officeooo:paragraph-rsid="00113e6a" style:font-size-asian="12pt" style:font-weight-asian="normal" style:font-size-complex="12pt" style:font-weight-complex="normal"/>
    </style:style>
    <style:style style:name="P28" style:family="paragraph" style:parent-style-name="Heading_20_1">
      <style:text-properties style:font-name="Noto Serif" fo:font-size="12pt" fo:font-weight="normal" officeooo:rsid="0014834b" officeooo:paragraph-rsid="0014834b" style:font-size-asian="12pt" style:font-weight-asian="normal" style:font-size-complex="12pt" style:font-weight-complex="normal"/>
    </style:style>
    <style:style style:name="P29" style:family="paragraph" style:parent-style-name="Heading_20_2">
      <style:text-properties officeooo:paragraph-rsid="00113e6a"/>
    </style:style>
    <style:style style:name="P30" style:family="paragraph" style:parent-style-name="Heading_20_2">
      <style:paragraph-properties fo:text-align="center" style:justify-single-word="false"/>
      <style:text-properties fo:font-size="12pt" fo:font-weight="normal" officeooo:rsid="00119abf" officeooo:paragraph-rsid="00119abf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weight="normal" officeooo:rsid="0014834b" officeooo:paragraph-rsid="0014834b" style:font-weight-asian="normal" style:font-weight-complex="normal"/>
    </style:style>
    <style:style style:name="P32" style:family="paragraph" style:parent-style-name="Table_20_Contents">
      <style:text-properties officeooo:rsid="0017a7c2" officeooo:paragraph-rsid="0017a7c2"/>
    </style:style>
    <style:style style:name="P33" style:family="paragraph" style:parent-style-name="Table_20_Contents">
      <style:paragraph-properties fo:text-align="center" style:justify-single-word="false"/>
      <style:text-properties officeooo:rsid="0017a7c2" officeooo:paragraph-rsid="0017a7c2"/>
    </style:style>
    <style:style style:name="P34" style:family="paragraph" style:parent-style-name="Text_20_body">
      <style:text-properties officeooo:rsid="00108ec0" officeooo:paragraph-rsid="00108ec0"/>
    </style:style>
    <style:style style:name="P35" style:family="paragraph" style:parent-style-name="Text_20_body">
      <style:text-properties officeooo:rsid="0017a7c2" officeooo:paragraph-rsid="0017a7c2"/>
    </style:style>
    <style:style style:name="T1" style:family="text">
      <style:text-properties officeooo:rsid="0009a09c"/>
    </style:style>
    <style:style style:name="T2" style:family="text">
      <style:text-properties officeooo:rsid="0009fbf7"/>
    </style:style>
    <style:style style:name="T3" style:family="text">
      <style:text-properties officeooo:rsid="000b12ab"/>
    </style:style>
    <style:style style:name="T4" style:family="text">
      <style:text-properties officeooo:rsid="000c0926"/>
    </style:style>
    <style:style style:name="T5" style:family="text">
      <style:text-properties officeooo:rsid="000c851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f4a13"/>
    </style:style>
    <style:style style:name="T8" style:family="text">
      <style:text-properties officeooo:rsid="00108ec0"/>
    </style:style>
    <style:style style:name="T9" style:family="text">
      <style:text-properties officeooo:rsid="00113d35"/>
    </style:style>
    <style:style style:name="T10" style:family="text">
      <style:text-properties officeooo:rsid="00113e6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119abf"/>
    </style:style>
    <style:style style:name="T13" style:family="text">
      <style:text-properties style:font-name="sans-serif" fo:font-size="12pt" style:font-size-asian="12pt" style:font-size-complex="12pt"/>
    </style:style>
    <style:style style:name="T14" style:family="text">
      <style:text-properties officeooo:rsid="0012cb94"/>
    </style:style>
    <style:style style:name="T15" style:family="text">
      <style:text-properties officeooo:rsid="00131c1a"/>
    </style:style>
    <style:style style:name="T16" style:family="text">
      <style:text-properties officeooo:rsid="00154821"/>
    </style:style>
    <style:style style:name="T17" style:family="text">
      <style:text-properties officeooo:rsid="0017a7c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za Zadania</text:p>
      <text:p text:style-name="P19"><text:s/>Kamil Kowalski</text:p>
      <text:p text:style-name="P19">AEII Informatyka</text:p>
      <text:p text:style-name="P19"><text:s/>Gliwice G.3 Sem. 5</text:p>
      <text:h text:style-name="Heading_20_1" text:outline-level="1">Temat Projektu</text:h>
      <text:p text:style-name="P8">Układ mo<text:span text:style-name="T1">ni</text:span>torujący ilość paliwa pelletowego w zasobniku kotla</text:p>
      <text:h text:style-name="Heading_20_1" text:outline-level="1">Opis Projektu</text:h>
      <text:p text:style-name="P1">Układ mierzy ilość paliwa w zasobniku na podstawie pomiaru odległości pelletu od pokrywy zbiornika. <text:span text:style-name="T2">Ilość pelletu będzie wyświetlana na osobnym wyświetlaczu jako procent zapełnienia kotła. </text:span><text:span text:style-name="T3">P</text:span><text:span text:style-name="T2">onadto w przypadku wykrycia niedostatecznej ilości paliwa, układ wyśle powiadomienie na telefon </text:span><text:span text:style-name="T3">poprzez</text:span><text:span text:style-name="T2"> sie</text:span><text:span text:style-name="T3">ć</text:span><text:span text:style-name="T2"> WiFi. Ze względu na stacjonarność układu, wybraną metodą zasilania będzie ładowarka micro-usb bez podtrzymywania bateryjnego.</text:span></text:p>
      <text:h text:style-name="Heading_20_1" text:outline-level="1">Wybór podzespołów</text:h>
      <text:h text:style-name="Heading_20_2" text:outline-level="2">Wybór sensora odległości</text:h>
      <text:p text:style-name="Text_20_body">Zadaniem sensora jest pomiar odległości powierzchni pelletu od pokrywy, w tym celu sensor musi mieć odpowiedni zasięg (wysokość pojemnika wynosi ok. 60cm) oraz precyzje pomiaru. Ponadto ze względu na ziarnistość pelletu, sensor powinien dobrze radzić sobie z materiałami o nietypowych teksturach.</text:p>
      <text:p text:style-name="P9">Spośród dostępnych na rynku opcji, rozważyłem następ<text:span text:style-name="T4">u</text:span>jące typy sensorów:</text:p>
      <text:p text:style-name="P9">- Sensor ultradzwiękowy</text:p>
      <text:p text:style-name="P9">- Sensor laserowy (LIDAR)</text:p>
      <text:p text:style-name="P9">- Sensor podczerwony</text:p>
      <text:p text:style-name="P9">- Sensor Time of Flight</text:p>
      <text:p text:style-name="P9"><text:soft-page-break/>Ponieważ pomiar będzie wykonywany w zamkniętym zasobniku, odrzuciłem na wstępie sensory ultradźwiękowe, ze względu na możliwą interferencje echa w wyniki pomiaru odległości.</text:p>
      <text:p text:style-name="P9">Poniżej znajduje się tabela z porównaniem wybranych sensorów, jako kryteria porównawcze uwzględniłem zasięg pomiaru, <text:span text:style-name="T4">dokładność, interface oraz cenę:</text:span></text:p>
      <text:p text:style-name="P9"/>
      <table:table table:name="sensory_odległości" table:style-name="sensory_5f_odległości">
        <table:table-column table:style-name="sensory_5f_odległości.A"/>
        <table:table-column table:style-name="sensory_5f_odległości.B"/>
        <table:table-column table:style-name="sensory_5f_odległości.C"/>
        <table:table-column table:style-name="sensory_5f_odległości.D"/>
        <table:table-column table:style-name="sensory_5f_odległości.E"/>
        <table:table-column table:style-name="sensory_5f_odległości.F"/>
        <table:table-row table:style-name="sensory_5f_odległości.1">
          <table:table-cell table:style-name="sensory_5f_odległości.A1" office:value-type="string">
            <text:p text:style-name="P2">Sensor</text:p>
          </table:table-cell>
          <table:table-cell table:style-name="sensory_5f_odległości.A1" office:value-type="string">
            <text:p text:style-name="P2">Zasięg</text:p>
          </table:table-cell>
          <table:table-cell table:style-name="sensory_5f_odległości.A1" office:value-type="string">
            <text:p text:style-name="P2">Interface</text:p>
          </table:table-cell>
          <table:table-cell table:style-name="sensory_5f_odległości.A1" office:value-type="string">
            <text:p text:style-name="P5"><text:span text:style-name="T9">N</text:span>apięcie <text:span text:style-name="T15">zasilania</text:span></text:p>
          </table:table-cell>
          <table:table-cell table:style-name="sensory_5f_odległości.A1" office:value-type="string">
            <text:p text:style-name="P4">Pobór prądu</text:p>
          </table:table-cell>
          <table:table-cell table:style-name="sensory_5f_odległości.F1" office:value-type="string">
            <text:p text:style-name="P3">Cena</text:p>
            <text:p text:style-name="P3">(orientacyjna)</text:p>
          </table:table-cell>
        </table:table-row>
        <table:table-row table:style-name="sensory_5f_odległości.2">
          <table:table-cell table:style-name="sensory_5f_odległości.A2" office:value-type="string">
            <text:p text:style-name="P11">VL53L0X</text:p>
          </table:table-cell>
          <table:table-cell table:style-name="sensory_5f_odległości.A2" office:value-type="string">
            <text:p text:style-name="P16"><text:s/><text:span text:style-name="T8">0.</text:span><text:span text:style-name="T12">02</text:span> - <text:span text:style-name="T5">2m</text:span></text:p>
          </table:table-cell>
          <table:table-cell table:style-name="sensory_5f_odległości.A2" office:value-type="string">
            <text:p text:style-name="P4">I2C</text:p>
          </table:table-cell>
          <table:table-cell table:style-name="sensory_5f_odległości.A2" office:value-type="string">
            <text:p text:style-name="P7">3V/<text:span text:style-name="T12">5V</text:span></text:p>
          </table:table-cell>
          <table:table-cell table:style-name="sensory_5f_odległości.A2" office:value-type="string">
            <text:p text:style-name="P7"><text:span text:style-name="T17">20</text:span>mA</text:p>
          </table:table-cell>
          <table:table-cell table:style-name="sensory_5f_odległości.F2" office:value-type="string">
            <text:p text:style-name="P4">30 zł</text:p>
          </table:table-cell>
        </table:table-row>
        <table:table-row table:style-name="sensory_5f_odległości.3">
          <table:table-cell table:style-name="sensory_5f_odległości.A2" office:value-type="string">
            <text:h text:style-name="P25" text:outline-level="1" text:is-list-header="true">VL53L1X</text:h>
          </table:table-cell>
          <table:table-cell table:style-name="sensory_5f_odległości.A2" office:value-type="string">
            <text:p text:style-name="P16"><text:span text:style-name="T7">0.03</text:span> -<text:span text:style-name="T7">4m</text:span></text:p>
          </table:table-cell>
          <table:table-cell table:style-name="sensory_5f_odległości.A2" office:value-type="string">
            <text:p text:style-name="P5">I2C</text:p>
          </table:table-cell>
          <table:table-cell table:style-name="sensory_5f_odległości.A2" office:value-type="string">
            <text:p text:style-name="P5">3V</text:p>
          </table:table-cell>
          <table:table-cell table:style-name="sensory_5f_odległości.A2" office:value-type="string">
            <text:p text:style-name="P5">16mA</text:p>
          </table:table-cell>
          <table:table-cell table:style-name="sensory_5f_odległości.F2" office:value-type="string">
            <text:p text:style-name="P12">80 zł</text:p>
          </table:table-cell>
        </table:table-row>
        <table:table-row table:style-name="sensory_5f_odległości.4">
          <table:table-cell table:style-name="sensory_5f_odległości.A2" office:value-type="string">
            <text:p text:style-name="P10">GP2Y0A21YK0F</text:p>
          </table:table-cell>
          <table:table-cell table:style-name="sensory_5f_odległości.A2" office:value-type="string">
            <text:p text:style-name="P5">0.1-0.8m</text:p>
          </table:table-cell>
          <table:table-cell table:style-name="sensory_5f_odległości.A2" office:value-type="string">
            <text:p text:style-name="P5">Analog</text:p>
          </table:table-cell>
          <table:table-cell table:style-name="sensory_5f_odległości.A2" office:value-type="string">
            <text:p text:style-name="P5">5V</text:p>
          </table:table-cell>
          <table:table-cell table:style-name="sensory_5f_odległości.A2" office:value-type="string">
            <text:p text:style-name="P5">30mA</text:p>
          </table:table-cell>
          <table:table-cell table:style-name="sensory_5f_odległości.F2" office:value-type="string">
            <text:p text:style-name="P5">40 zł</text:p>
          </table:table-cell>
        </table:table-row>
        <table:table-row table:style-name="sensory_5f_odległości.5">
          <table:table-cell table:style-name="sensory_5f_odległości.A2" office:value-type="string">
            <text:h text:style-name="P26" text:outline-level="1" text:is-list-header="true">TOF10120</text:h>
          </table:table-cell>
          <table:table-cell table:style-name="sensory_5f_odległości.A2" office:value-type="string">
            <text:p text:style-name="P5">0.05 – 1.8m</text:p>
          </table:table-cell>
          <table:table-cell table:style-name="sensory_5f_odległości.A2" office:value-type="string">
            <text:p text:style-name="P5">UART/I2C</text:p>
          </table:table-cell>
          <table:table-cell table:style-name="sensory_5f_odległości.A2" office:value-type="string">
            <text:p text:style-name="P5">3-5V</text:p>
          </table:table-cell>
          <table:table-cell table:style-name="sensory_5f_odległości.A2" office:value-type="string">
            <text:p text:style-name="P5">35mA</text:p>
          </table:table-cell>
          <table:table-cell table:style-name="sensory_5f_odległości.F2" office:value-type="string">
            <text:p text:style-name="P5">60 zł</text:p>
          </table:table-cell>
        </table:table-row>
        <table:table-row table:style-name="sensory_5f_odległości.6">
          <table:table-cell table:style-name="sensory_5f_odległości.A2" office:value-type="string">
            <text:p text:style-name="P10">VL53L4CD</text:p>
          </table:table-cell>
          <table:table-cell table:style-name="sensory_5f_odległości.A2" office:value-type="string">
            <text:p text:style-name="P5">0.001 – 1.3m</text:p>
          </table:table-cell>
          <table:table-cell table:style-name="sensory_5f_odległości.A2" office:value-type="string">
            <text:p text:style-name="P5">I2C</text:p>
          </table:table-cell>
          <table:table-cell table:style-name="sensory_5f_odległości.A2" office:value-type="string">
            <text:p text:style-name="P5">3V</text:p>
          </table:table-cell>
          <table:table-cell table:style-name="sensory_5f_odległości.A2" office:value-type="string">
            <text:p text:style-name="P7">22mA</text:p>
          </table:table-cell>
          <table:table-cell table:style-name="sensory_5f_odległości.F2" office:value-type="string">
            <text:p text:style-name="P5">100 zł</text:p>
          </table:table-cell>
        </table:table-row>
        <table:table-row table:style-name="sensory_5f_odległości.7">
          <table:table-cell table:style-name="sensory_5f_odległości.A2" office:value-type="string">
            <text:h text:style-name="P26" text:outline-level="1">TMF8801</text:h>
          </table:table-cell>
          <table:table-cell table:style-name="sensory_5f_odległości.A2" office:value-type="string">
            <text:p text:style-name="P5">0.1 – 2.5m</text:p>
          </table:table-cell>
          <table:table-cell table:style-name="sensory_5f_odległości.A2" office:value-type="string">
            <text:p text:style-name="P5">I2C</text:p>
          </table:table-cell>
          <table:table-cell table:style-name="sensory_5f_odległości.A2" office:value-type="string">
            <text:p text:style-name="P5">3v</text:p>
          </table:table-cell>
          <table:table-cell table:style-name="sensory_5f_odległości.A2" office:value-type="string">
            <text:p text:style-name="P5"><text:span text:style-name="T8">26</text:span>mA</text:p>
          </table:table-cell>
          <table:table-cell table:style-name="sensory_5f_odległości.F2" office:value-type="string">
            <text:p text:style-name="P5">75 zł</text:p>
          </table:table-cell>
        </table:table-row>
      </table:table>
      <text:p text:style-name="P9"/>
      <text:p text:style-name="P13">Spośród tych sensorów, wybiorę VL53L0X, posiada on odpowiedni zasięg do pomiaru poziomu który nie przekroczy 60cm, ponadto posiada wygodny interface I2C oraz jest relatywnie tani.</text:p>
      <text:h text:style-name="P29" text:outline-level="2">Wybór wyświetlacza</text:h>
      <text:p text:style-name="P15">Wyświetlacz będzie wyświetlał pojedyńczą liczbe za zakresu 0 – 100 reprezentującą poziom paliwa w zasobniku. <text:span text:style-name="T10">Ponieważ wyświetlacz nie musi wyświetlać skomplikowanej grafiki, zdecydowałem się brać pod uwagę wyświetlacze LCD oraz segmentowe. Poniżej przedstawione są rozważane modele</text:span>:</text:p>
      <text:p text:style-name="P15"/>
      <text:p text:style-name="P15"/>
      <text:p text:style-name="P15"/>
      <text:p text:style-name="P15"/>
      <text:p text:style-name="P15"><text:soft-page-break/></text:p>
      <table:table table:name="wyswielacze_porownanie" table:style-name="wyswielacze_5f_porownanie">
        <table:table-column table:style-name="wyswielacze_5f_porownanie.A"/>
        <table:table-column table:style-name="wyswielacze_5f_porownanie.B"/>
        <table:table-column table:style-name="wyswielacze_5f_porownanie.C"/>
        <table:table-column table:style-name="wyswielacze_5f_porownanie.D"/>
        <table:table-column table:style-name="wyswielacze_5f_porownanie.E"/>
        <table:table-row>
          <table:table-cell table:style-name="wyswielacze_5f_porownanie.A1" office:value-type="string">
            <text:p text:style-name="P14">Nazwa</text:p>
          </table:table-cell>
          <table:table-cell table:style-name="wyswielacze_5f_porownanie.A1" office:value-type="string">
            <text:p text:style-name="P14">Interface</text:p>
          </table:table-cell>
          <table:table-cell table:style-name="wyswielacze_5f_porownanie.A1" office:value-type="string">
            <text:p text:style-name="P14">Napięcie <text:span text:style-name="T14">zasilania</text:span></text:p>
          </table:table-cell>
          <table:table-cell table:style-name="wyswielacze_5f_porownanie.A1" office:value-type="string">
            <text:p text:style-name="P14">Pobór prądu</text:p>
          </table:table-cell>
          <table:table-cell table:style-name="wyswielacze_5f_porownanie.E1" office:value-type="string">
            <text:p text:style-name="P14">Cena (orientacyjna)</text:p>
          </table:table-cell>
        </table:table-row>
        <table:table-row>
          <table:table-cell table:style-name="wyswielacze_5f_porownanie.A2" office:value-type="string">
            <text:p text:style-name="P18">Wyświetlacz Just Pi</text:p>
            <text:p text:style-name="P18">EAN: 5903351243063</text:p>
          </table:table-cell>
          <table:table-cell table:style-name="wyswielacze_5f_porownanie.A2" office:value-type="string">
            <text:p text:style-name="P18">8bit IO</text:p>
          </table:table-cell>
          <table:table-cell table:style-name="wyswielacze_5f_porownanie.A2" office:value-type="string">
            <text:p text:style-name="P18">5V</text:p>
          </table:table-cell>
          <table:table-cell table:style-name="wyswielacze_5f_porownanie.A2" office:value-type="string">
            <text:p text:style-name="P33">10mA</text:p>
          </table:table-cell>
          <table:table-cell table:style-name="wyswielacze_5f_porownanie.E2" office:value-type="string">
            <text:p text:style-name="P18">1<text:span text:style-name="T12">5</text:span> zł</text:p>
          </table:table-cell>
        </table:table-row>
        <table:table-row>
          <table:table-cell table:style-name="wyswielacze_5f_porownanie.A2" office:value-type="string">
            <text:p text:style-name="P18">Wyświetlacz 2x16</text:p>
            <text:p text:style-name="P18">EAN: <text:span text:style-name="T6">5904422309244</text:span></text:p>
          </table:table-cell>
          <table:table-cell table:style-name="wyswielacze_5f_porownanie.A2" office:value-type="string">
            <text:p text:style-name="P18">I2C </text:p>
            <text:p text:style-name="P17"><text:span text:style-name="T10">(</text:span><text:span text:style-name="T13">PCF8574</text:span><text:span text:style-name="T10">)</text:span></text:p>
          </table:table-cell>
          <table:table-cell table:style-name="wyswielacze_5f_porownanie.A2" office:value-type="string">
            <text:p text:style-name="P18">5V</text:p>
          </table:table-cell>
          <table:table-cell table:style-name="wyswielacze_5f_porownanie.A2" office:value-type="string">
            <text:p text:style-name="P33">10mA</text:p>
          </table:table-cell>
          <table:table-cell table:style-name="wyswielacze_5f_porownanie.E2" office:value-type="string">
            <text:p text:style-name="P18">25 zł</text:p>
          </table:table-cell>
        </table:table-row>
        <table:table-row>
          <table:table-cell table:style-name="wyswielacze_5f_porownanie.A2" office:value-type="string">
            <text:h text:style-name="P27" text:outline-level="1">LCD 2004</text:h>
          </table:table-cell>
          <table:table-cell table:style-name="wyswielacze_5f_porownanie.A2" office:value-type="string">
            <text:p text:style-name="P18">I2C</text:p>
            <text:p text:style-name="P17"><text:span text:style-name="T10">(</text:span><text:span text:style-name="T11">PCF8574T</text:span><text:span text:style-name="T10">)</text:span></text:p>
          </table:table-cell>
          <table:table-cell table:style-name="wyswielacze_5f_porownanie.A2" office:value-type="string">
            <text:p text:style-name="P18">5V</text:p>
          </table:table-cell>
          <table:table-cell table:style-name="wyswielacze_5f_porownanie.A2" office:value-type="string">
            <text:p text:style-name="P18"><text:span text:style-name="T12">10</text:span> mA</text:p>
          </table:table-cell>
          <table:table-cell table:style-name="wyswielacze_5f_porownanie.E2" office:value-type="string">
            <text:p text:style-name="P18">35 zł</text:p>
          </table:table-cell>
        </table:table-row>
        <table:table-row>
          <table:table-cell table:style-name="wyswielacze_5f_porownanie.A2" office:value-type="string">
            <text:h text:style-name="P30" text:outline-level="2">4 cyfrowy wyświetlacz 7 segmentowy Adafruit 880</text:h>
          </table:table-cell>
          <table:table-cell table:style-name="wyswielacze_5f_porownanie.A2" office:value-type="string">
            <text:p text:style-name="P12">I2C</text:p>
            <text:p text:style-name="P12">(HT16K33)</text:p>
          </table:table-cell>
          <table:table-cell table:style-name="wyswielacze_5f_porownanie.A2" office:value-type="string">
            <text:p text:style-name="P12">5V</text:p>
          </table:table-cell>
          <table:table-cell table:style-name="wyswielacze_5f_porownanie.A2" office:value-type="string">
            <text:p text:style-name="P33">10mA</text:p>
          </table:table-cell>
          <table:table-cell table:style-name="wyswielacze_5f_porownanie.E2" office:value-type="string">
            <text:p text:style-name="P12">60 zł</text:p>
          </table:table-cell>
        </table:table-row>
      </table:table>
      <text:p text:style-name="P15"/>
      <text:p text:style-name="P13">Spomiędzy tych wyświetlaczy wybieram pierwszy wyświetlacz, co prawda nie wykorzystam w projekcie wzystkich możliwości wyświetlacza, ale jest on tani, oraz posiada interface I2C.</text:p>
      <text:h text:style-name="Heading_20_2" text:outline-level="2">Wybór <text:span text:style-name="T12">modułu </text:span><text:span text:style-name="T17">mikrokontrolera</text:span></text:h>
      <text:p text:style-name="P22">W celu sygnalizacji braku paliwa mod<text:span text:style-name="T16">u</text:span>ł główny powinien być zdolny do łączenia się z WiFi, ponadto powinien posiadać co najmniej 4 porty <text:span text:style-name="T17">w celu obsługi interface I2C dla wyświetlacza oraz czujnika odległości</text:span></text:p>
      <table:table table:name="wybor_mikrokontrolera" table:style-name="wybor_5f_mikrokontrolera">
        <table:table-column table:style-name="wybor_5f_mikrokontrolera.A"/>
        <table:table-column table:style-name="wybor_5f_mikrokontrolera.B"/>
        <table:table-column table:style-name="wybor_5f_mikrokontrolera.C"/>
        <table:table-column table:style-name="wybor_5f_mikrokontrolera.D"/>
        <table:table-column table:style-name="wybor_5f_mikrokontrolera.E"/>
        <table:table-column table:style-name="wybor_5f_mikrokontrolera.F"/>
        <table:table-row>
          <table:table-cell table:style-name="wybor_5f_mikrokontrolera.A1" office:value-type="string">
            <text:p text:style-name="P20">Nazwa</text:p>
          </table:table-cell>
          <table:table-cell table:style-name="wybor_5f_mikrokontrolera.A1" office:value-type="string">
            <text:p text:style-name="P20">Ilość portów</text:p>
          </table:table-cell>
          <table:table-cell table:style-name="wybor_5f_mikrokontrolera.A1" office:value-type="string">
            <text:p text:style-name="P24">Pamięć <text:span text:style-name="T17">ROM</text:span></text:p>
          </table:table-cell>
          <table:table-cell table:style-name="wybor_5f_mikrokontrolera.A1" office:value-type="string">
            <text:p text:style-name="P20">Napięcie zasilania</text:p>
          </table:table-cell>
          <table:table-cell table:style-name="wybor_5f_mikrokontrolera.A1" office:value-type="string">
            <text:p text:style-name="P32">Pobór prądu</text:p>
          </table:table-cell>
          <table:table-cell table:style-name="wybor_5f_mikrokontrolera.A1" office:value-type="string">
            <text:p text:style-name="P21">Cena</text:p>
          </table:table-cell>
        </table:table-row>
        <table:table-row>
          <table:table-cell table:style-name="wybor_5f_mikrokontrolera.A1" office:value-type="string">
            <text:p text:style-name="P31">ESP32-DevKitC-32D </text:p>
          </table:table-cell>
          <table:table-cell table:style-name="wybor_5f_mikrokontrolera.A1" office:value-type="string">
            <text:p text:style-name="P24">33</text:p>
          </table:table-cell>
          <table:table-cell table:style-name="wybor_5f_mikrokontrolera.A1" office:value-type="string">
            <text:p text:style-name="P32">4MB</text:p>
          </table:table-cell>
          <table:table-cell table:style-name="wybor_5f_mikrokontrolera.A1" office:value-type="string">
            <text:p text:style-name="P24"><text:span text:style-name="T17">5V</text:span></text:p>
          </table:table-cell>
          <table:table-cell table:style-name="wybor_5f_mikrokontrolera.A1" office:value-type="string">
            <text:p text:style-name="P32">250mA</text:p>
          </table:table-cell>
          <table:table-cell table:style-name="wybor_5f_mikrokontrolera.A1" office:value-type="string">
            <text:p text:style-name="P23">40 zł</text:p>
          </table:table-cell>
        </table:table-row>
        <table:table-row>
          <table:table-cell table:style-name="wybor_5f_mikrokontrolera.A1" office:value-type="string">
            <text:h text:style-name="P28" text:outline-level="1" text:is-list-header="true">Raspberry Pi Pico</text:h>
          </table:table-cell>
          <table:table-cell table:style-name="wybor_5f_mikrokontrolera.A1" office:value-type="string">
            <text:p text:style-name="P32">26GPIO</text:p>
          </table:table-cell>
          <table:table-cell table:style-name="wybor_5f_mikrokontrolera.A1" office:value-type="string">
            <text:p text:style-name="P32">2MB</text:p>
          </table:table-cell>
          <table:table-cell table:style-name="wybor_5f_mikrokontrolera.A1" office:value-type="string">
            <text:p text:style-name="P32">5V</text:p>
          </table:table-cell>
          <table:table-cell table:style-name="wybor_5f_mikrokontrolera.A1" office:value-type="string">
            <text:p text:style-name="P32">100mA</text:p>
          </table:table-cell>
          <table:table-cell table:style-name="wybor_5f_mikrokontrolera.A1" office:value-type="string">
            <text:p text:style-name="P32">40zł</text:p>
          </table:table-cell>
        </table:table-row>
        <table:table-row table:style-name="wybor_5f_mikrokontrolera.4">
          <table:table-cell table:style-name="wybor_5f_mikrokontrolera.A1" office:value-type="string">
            <text:h text:style-name="P28" text:outline-level="1" text:is-list-header="true">Feather M0 WiFi 32-bit Adafruit 3010</text:h>
          </table:table-cell>
          <table:table-cell table:style-name="wybor_5f_mikrokontrolera.A1" office:value-type="string">
            <text:p text:style-name="P32">20 cyfrowych + 10 analog</text:p>
          </table:table-cell>
          <table:table-cell table:style-name="wybor_5f_mikrokontrolera.A1" office:value-type="string">
            <text:p text:style-name="P32">3KB</text:p>
          </table:table-cell>
          <table:table-cell table:style-name="wybor_5f_mikrokontrolera.A1" office:value-type="string">
            <text:p text:style-name="P32">5V usb</text:p>
          </table:table-cell>
          <table:table-cell table:style-name="wybor_5f_mikrokontrolera.A1" office:value-type="string">
            <text:p text:style-name="P32">600mA</text:p>
          </table:table-cell>
          <table:table-cell table:style-name="wybor_5f_mikrokontrolera.A1" office:value-type="string">
            <text:p text:style-name="P32">260zł</text:p>
          </table:table-cell>
        </table:table-row>
      </table:table>
      <text:p text:style-name="P6"/>
      <text:p text:style-name="P35">Spośród tych modułów zdecudowałem się na ESP32, ponieważ jest w miarę tani, dostępny oraz łatwo na nim zrealizować komunikacje poprzez I2C.</text:p>
      <text:h text:style-name="Heading_20_2" text:outline-level="2"><text:soft-page-break/>Wybór zasilacza</text:h>
      <text:p text:style-name="P35">Z powyższego wyboru elementów wynika że zasilacz będzie musiał być w stanie dostarczyć 5V , oraz (250 + 10 + 20) * 2 = 560mA. </text:p>
      <text:p text:style-name="P3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oto Serif" fo:font-family="'Noto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20:19.539404660</meta:creation-date>
    <meta:generator>LibreOffice/7.4.3.2$Linux_X86_64 LibreOffice_project/40$Build-2</meta:generator>
    <dc:date>2022-12-18T23:14:42.487553077</dc:date>
    <meta:editing-duration>PT6H55M24S</meta:editing-duration>
    <meta:editing-cycles>20</meta:editing-cycles>
    <meta:document-statistic meta:table-count="3" meta:image-count="0" meta:object-count="0" meta:page-count="4" meta:paragraph-count="124" meta:word-count="503" meta:character-count="3332" meta:non-whitespace-character-count="2943"/>
  </office:meta>
</office:document-meta>
</file>